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CJK SC Regular" svg:font-family="'Noto Sans CJK S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1" svg:font-family="'Noto Sans CJK SC Regular'" style:font-family-generic="system" style:font-pitch="variable"/>
  </office:font-face-decls>
  <office:automatic-styles>
    <style:style style:name="P1" style:family="paragraph" style:parent-style-name="Standard">
      <style:text-properties officeooo:rsid="000cdc1e" officeooo:paragraph-rsid="000cdc1e"/>
    </style:style>
    <style:style style:name="P2" style:family="paragraph" style:parent-style-name="Standard">
      <style:text-properties fo:font-weight="bold" officeooo:rsid="000cdc1e" officeooo:paragraph-rsid="000cdc1e" style:font-weight-asian="bold" style:font-weight-complex="bold"/>
    </style:style>
    <style:style style:name="P3" style:family="paragraph" style:parent-style-name="Standard">
      <style:text-properties fo:font-weight="bold" officeooo:rsid="000e4a58" officeooo:paragraph-rsid="000e4a58" style:font-weight-asian="bold" style:font-weight-complex="bold"/>
    </style:style>
    <style:style style:name="P4" style:family="paragraph" style:parent-style-name="Standard">
      <style:text-properties officeooo:rsid="000e4a58" officeooo:paragraph-rsid="000e4a58"/>
    </style:style>
    <style:style style:name="P5" style:family="paragraph" style:parent-style-name="Standard">
      <style:paragraph-properties fo:text-align="end" style:justify-single-word="false"/>
      <style:text-properties officeooo:rsid="000e4a58" officeooo:paragraph-rsid="000e4a58"/>
    </style:style>
    <style:style style:name="P6" style:family="paragraph" style:parent-style-name="Standard">
      <style:text-properties style:font-name="Liberation Serif" officeooo:rsid="001a0e0d" officeooo:paragraph-rsid="000e4a58"/>
    </style:style>
    <style:style style:name="P7" style:family="paragraph" style:parent-style-name="Standard">
      <style:text-properties style:font-name="Liberation Serif" officeooo:rsid="001fc4bd" officeooo:paragraph-rsid="001fc4bd"/>
    </style:style>
    <style:style style:name="P8" style:family="paragraph" style:parent-style-name="Standard">
      <style:paragraph-properties fo:text-align="end" style:justify-single-word="false"/>
      <style:text-properties style:font-name="Liberation Serif" officeooo:rsid="001fc4bd" officeooo:paragraph-rsid="001fc4bd"/>
    </style:style>
    <style:style style:name="P9" style:family="paragraph" style:parent-style-name="Standard">
      <style:text-properties style:font-name="Liberation Serif" officeooo:rsid="001fc4bd" officeooo:paragraph-rsid="00370e56"/>
    </style:style>
    <style:style style:name="P10" style:family="paragraph" style:parent-style-name="Standard">
      <style:text-properties style:font-name="Liberation Serif" officeooo:rsid="001fc4bd" officeooo:paragraph-rsid="004167c8"/>
    </style:style>
    <style:style style:name="P11" style:family="paragraph" style:parent-style-name="Standard">
      <style:text-properties style:font-name="Liberation Serif" officeooo:rsid="0036135e" officeooo:paragraph-rsid="0036135e"/>
    </style:style>
    <style:style style:name="P12" style:family="paragraph" style:parent-style-name="Standard">
      <style:text-properties style:font-name="Noto Sans CJK SC Regular" officeooo:rsid="002909b4" officeooo:paragraph-rsid="001fc4bd"/>
    </style:style>
    <style:style style:name="P13" style:family="paragraph" style:parent-style-name="Standard">
      <style:text-properties style:font-name="Noto Sans CJK SC Regular" officeooo:rsid="002ab3d1" officeooo:paragraph-rsid="001fc4bd"/>
    </style:style>
    <style:style style:name="P14" style:family="paragraph" style:parent-style-name="Standard">
      <style:text-properties style:font-name="Noto Sans CJK SC Regular" officeooo:rsid="002c444d" officeooo:paragraph-rsid="001fc4bd"/>
    </style:style>
    <style:style style:name="P15" style:family="paragraph" style:parent-style-name="Standard">
      <style:text-properties style:font-name="Noto Sans CJK SC Regular" officeooo:rsid="002e0050" officeooo:paragraph-rsid="001fc4bd"/>
    </style:style>
    <style:style style:name="P16" style:family="paragraph" style:parent-style-name="Standard">
      <style:text-properties style:font-name="Noto Sans CJK SC Regular" officeooo:rsid="0030706e" officeooo:paragraph-rsid="001fc4bd"/>
    </style:style>
    <style:style style:name="P17" style:family="paragraph" style:parent-style-name="Standard">
      <style:text-properties style:font-name="Noto Sans CJK SC Regular" officeooo:rsid="00324598" officeooo:paragraph-rsid="001fc4bd"/>
    </style:style>
    <style:style style:name="P18" style:family="paragraph" style:parent-style-name="Standard">
      <style:text-properties style:font-name="Noto Sans CJK SC Regular" officeooo:rsid="0032b72b" officeooo:paragraph-rsid="001fc4bd"/>
    </style:style>
    <style:style style:name="P19" style:family="paragraph" style:parent-style-name="Standard">
      <style:text-properties style:font-name="Noto Sans CJK SC Regular" officeooo:rsid="003942e3" officeooo:paragraph-rsid="001fc4bd"/>
    </style:style>
    <style:style style:name="P20" style:family="paragraph" style:parent-style-name="Standard">
      <style:text-properties style:font-name="Noto Sans CJK SC Regular" officeooo:rsid="00397376" officeooo:paragraph-rsid="001fc4bd"/>
    </style:style>
    <style:style style:name="P21" style:family="paragraph" style:parent-style-name="Standard">
      <style:text-properties style:font-name="Noto Sans CJK SC Regular" officeooo:rsid="003c1979" officeooo:paragraph-rsid="001fc4bd"/>
    </style:style>
    <style:style style:name="P22" style:family="paragraph" style:parent-style-name="Standard">
      <style:text-properties style:font-name="Noto Sans CJK SC Regular" officeooo:rsid="003f9fa8" officeooo:paragraph-rsid="001fc4bd"/>
    </style:style>
    <style:style style:name="P23" style:family="paragraph" style:parent-style-name="Standard">
      <style:text-properties style:font-name="Noto Sans CJK SC Regular" officeooo:rsid="003ba57a" officeooo:paragraph-rsid="001fc4bd"/>
    </style:style>
    <style:style style:name="P24" style:family="paragraph" style:parent-style-name="Standard">
      <style:text-properties style:font-name="Noto Sans CJK SC Regular" officeooo:rsid="004276a5" officeooo:paragraph-rsid="004276a5"/>
    </style:style>
    <style:style style:name="P25" style:family="paragraph" style:parent-style-name="Standard">
      <style:text-properties style:font-name="Noto Sans CJK SC Regular" officeooo:rsid="00435bd3" officeooo:paragraph-rsid="00435bd3"/>
    </style:style>
    <style:style style:name="P26" style:family="paragraph" style:parent-style-name="Standard">
      <style:text-properties style:font-name="Noto Sans CJK SC Regular" officeooo:rsid="00444884" officeooo:paragraph-rsid="00444884"/>
    </style:style>
    <style:style style:name="P27" style:family="paragraph" style:parent-style-name="Standard">
      <style:text-properties style:font-name="Noto Sans CJK SC Regular" fo:font-weight="bold" officeooo:rsid="004276a5" officeooo:paragraph-rsid="004276a5" style:font-weight-asian="bold" style:font-weight-complex="bold"/>
    </style:style>
    <style:style style:name="P28" style:family="paragraph" style:parent-style-name="Standard">
      <style:text-properties style:font-name="Noto Sans CJK SC Regular" fo:font-weight="bold" officeooo:rsid="00435bd3" officeooo:paragraph-rsid="00435bd3" style:font-weight-asian="bold" style:font-weight-complex="bold"/>
    </style:style>
    <style:style style:name="P29" style:family="paragraph" style:parent-style-name="Standard">
      <style:text-properties style:font-name="Noto Sans CJK SC Regular" officeooo:rsid="004167c8" officeooo:paragraph-rsid="004167c8"/>
    </style:style>
    <style:style style:name="P30" style:family="paragraph" style:parent-style-name="Standard">
      <style:text-properties style:font-name="Noto Sans CJK SC Regular" officeooo:rsid="004167c8" officeooo:paragraph-rsid="001fc4bd"/>
    </style:style>
    <style:style style:name="P31" style:family="paragraph" style:parent-style-name="Standard">
      <style:text-properties style:font-name="Noto Sans CJK SC Regular" officeooo:rsid="004167c8" officeooo:paragraph-rsid="0041db8f"/>
    </style:style>
    <style:style style:name="P32" style:family="paragraph" style:parent-style-name="Standard">
      <style:text-properties style:font-name="Noto Sans CJK SC Regular" officeooo:rsid="0046389f" officeooo:paragraph-rsid="0046389f"/>
    </style:style>
    <style:style style:name="P33" style:family="paragraph" style:parent-style-name="Standard">
      <style:paragraph-properties fo:text-align="end" style:justify-single-word="false"/>
      <style:text-properties style:font-name="Noto Sans CJK SC Regular" officeooo:rsid="0046389f" officeooo:paragraph-rsid="0046389f"/>
    </style:style>
    <style:style style:name="P34" style:family="paragraph" style:parent-style-name="Standard">
      <style:text-properties style:font-name="Noto Sans CJK SC Regular" officeooo:rsid="00489998" officeooo:paragraph-rsid="00489998"/>
    </style:style>
    <style:style style:name="P35" style:family="paragraph" style:parent-style-name="Standard">
      <style:paragraph-properties fo:text-align="end" style:justify-single-word="false"/>
      <style:text-properties style:font-name="Noto Sans CJK SC Regular" officeooo:rsid="00489998" officeooo:paragraph-rsid="00489998"/>
    </style:style>
    <style:style style:name="P36" style:family="paragraph" style:parent-style-name="Standard">
      <style:text-properties style:font-name="Noto Sans CJK SC Regular" officeooo:rsid="004e6e1b" officeooo:paragraph-rsid="004e6e1b"/>
    </style:style>
    <style:style style:name="P37" style:family="paragraph" style:parent-style-name="Standard">
      <style:text-properties style:font-name="Noto Sans CJK SC Regular" officeooo:rsid="004a538a" officeooo:paragraph-rsid="00489998"/>
    </style:style>
    <style:style style:name="P38" style:family="paragraph" style:parent-style-name="Standard">
      <style:text-properties style:font-name="Noto Sans CJK SC Regular" officeooo:rsid="005329c2" officeooo:paragraph-rsid="005329c2"/>
    </style:style>
    <style:style style:name="P39" style:family="paragraph" style:parent-style-name="Standard">
      <style:paragraph-properties fo:text-align="end" style:justify-single-word="false"/>
      <style:text-properties style:font-name="Noto Sans CJK SC Regular" officeooo:rsid="005329c2" officeooo:paragraph-rsid="005329c2"/>
    </style:style>
    <style:style style:name="P40" style:family="paragraph" style:parent-style-name="Heading_20_1">
      <style:paragraph-properties fo:text-align="center" style:justify-single-word="false"/>
    </style:style>
    <style:style style:name="P41" style:family="paragraph" style:parent-style-name="Heading_20_2">
      <style:paragraph-properties fo:text-align="center" style:justify-single-word="false"/>
    </style:style>
    <style:style style:name="T1" style:family="text">
      <style:text-properties style:font-name="Noto Sans CJK SC Regular"/>
    </style:style>
    <style:style style:name="T2" style:family="text">
      <style:text-properties style:font-name="Noto Sans CJK SC Regular" officeooo:rsid="001a0e0d"/>
    </style:style>
    <style:style style:name="T3" style:family="text">
      <style:text-properties style:font-name="Noto Sans CJK SC Regular" officeooo:rsid="002909b4"/>
    </style:style>
    <style:style style:name="T4" style:family="text">
      <style:text-properties style:font-name="Noto Sans CJK SC Regular" fo:font-weight="bold" style:font-weight-asian="bold" style:font-weight-complex="bold"/>
    </style:style>
    <style:style style:name="T5" style:family="text">
      <style:text-properties style:font-name="Noto Sans CJK SC Regular" fo:font-weight="bold" officeooo:rsid="002909b4" style:font-weight-asian="bold" style:font-weight-complex="bold"/>
    </style:style>
    <style:style style:name="T6" style:family="text">
      <style:text-properties style:font-name="Noto Sans CJK SC Regular" fo:font-weight="bold" officeooo:rsid="002e0050" style:font-weight-asian="bold" style:font-weight-complex="bold"/>
    </style:style>
    <style:style style:name="T7" style:family="text">
      <style:text-properties style:font-name="Noto Sans CJK SC Regular" fo:font-weight="bold" officeooo:rsid="002f901c" style:font-weight-asian="bold" style:font-weight-complex="bold"/>
    </style:style>
    <style:style style:name="T8" style:family="text">
      <style:text-properties style:font-name="Noto Sans CJK SC Regular" fo:font-weight="bold" officeooo:rsid="00324598" style:font-weight-asian="bold" style:font-weight-complex="bold"/>
    </style:style>
    <style:style style:name="T9" style:family="text">
      <style:text-properties style:font-name="Noto Sans CJK SC Regular" fo:font-weight="bold" officeooo:rsid="0032b72b" style:font-weight-asian="bold" style:font-weight-complex="bold"/>
    </style:style>
    <style:style style:name="T10" style:family="text">
      <style:text-properties style:font-name="Noto Sans CJK SC Regular" fo:font-weight="bold" officeooo:rsid="003942e3" style:font-weight-asian="bold" style:font-weight-complex="bold"/>
    </style:style>
    <style:style style:name="T11" style:family="text">
      <style:text-properties style:font-name="Noto Sans CJK SC Regular" fo:font-weight="bold" officeooo:rsid="00401089" style:font-weight-asian="bold" style:font-weight-complex="bold"/>
    </style:style>
    <style:style style:name="T12" style:family="text">
      <style:text-properties style:font-name="Noto Sans CJK SC Regular" fo:font-weight="bold" officeooo:rsid="004167c8" style:font-weight-asian="bold" style:font-weight-complex="bold"/>
    </style:style>
    <style:style style:name="T13" style:family="text">
      <style:text-properties style:font-name="Noto Sans CJK SC Regular" fo:font-weight="bold" officeooo:rsid="0041db8f" style:font-weight-asian="bold" style:font-weight-complex="bold"/>
    </style:style>
    <style:style style:name="T14" style:family="text">
      <style:text-properties style:font-name="Noto Sans CJK SC Regular" officeooo:rsid="002ab3d1"/>
    </style:style>
    <style:style style:name="T15" style:family="text">
      <style:text-properties style:font-name="Noto Sans CJK SC Regular" officeooo:rsid="002c444d"/>
    </style:style>
    <style:style style:name="T16" style:family="text">
      <style:text-properties style:font-name="Noto Sans CJK SC Regular" officeooo:rsid="002e0050"/>
    </style:style>
    <style:style style:name="T17" style:family="text">
      <style:text-properties style:font-name="Noto Sans CJK SC Regular" officeooo:rsid="002f901c"/>
    </style:style>
    <style:style style:name="T18" style:family="text">
      <style:text-properties style:font-name="Noto Sans CJK SC Regular" officeooo:rsid="0030706e"/>
    </style:style>
    <style:style style:name="T19" style:family="text">
      <style:text-properties style:font-name="Noto Sans CJK SC Regular" officeooo:rsid="00324598"/>
    </style:style>
    <style:style style:name="T20" style:family="text">
      <style:text-properties style:font-name="Noto Sans CJK SC Regular" officeooo:rsid="0032b72b"/>
    </style:style>
    <style:style style:name="T21" style:family="text">
      <style:text-properties style:font-name="Noto Sans CJK SC Regular" officeooo:rsid="0036135e"/>
    </style:style>
    <style:style style:name="T22" style:family="text">
      <style:text-properties style:font-name="Noto Sans CJK SC Regular" officeooo:rsid="00370e56"/>
    </style:style>
    <style:style style:name="T23" style:family="text">
      <style:text-properties style:font-name="Noto Sans CJK SC Regular" officeooo:rsid="00385c2a"/>
    </style:style>
    <style:style style:name="T24" style:family="text">
      <style:text-properties style:font-name="Noto Sans CJK SC Regular" officeooo:rsid="003942e3"/>
    </style:style>
    <style:style style:name="T25" style:family="text">
      <style:text-properties style:font-name="Noto Sans CJK SC Regular" officeooo:rsid="00397376"/>
    </style:style>
    <style:style style:name="T26" style:family="text">
      <style:text-properties style:font-name="Noto Sans CJK SC Regular" officeooo:rsid="003ba57a"/>
    </style:style>
    <style:style style:name="T27" style:family="text">
      <style:text-properties style:font-name="Noto Sans CJK SC Regular" officeooo:rsid="003c1979"/>
    </style:style>
    <style:style style:name="T28" style:family="text">
      <style:text-properties style:font-name="Noto Sans CJK SC Regular" officeooo:rsid="003f9fa8"/>
    </style:style>
    <style:style style:name="T29" style:family="text">
      <style:text-properties style:font-name="Noto Sans CJK SC Regular" officeooo:rsid="00401089"/>
    </style:style>
    <style:style style:name="T30" style:family="text">
      <style:text-properties style:font-name="Noto Sans CJK SC Regular" officeooo:rsid="004167c8"/>
    </style:style>
    <style:style style:name="T31" style:family="text">
      <style:text-properties style:font-name="Noto Sans CJK SC Regular" officeooo:rsid="004a538a"/>
    </style:style>
    <style:style style:name="T32" style:family="text">
      <style:text-properties style:font-name="Liberation Serif" officeooo:rsid="001a0e0d"/>
    </style:style>
    <style:style style:name="T33" style:family="text">
      <style:text-properties officeooo:rsid="00278ec6"/>
    </style:style>
    <style:style style:name="T34" style:family="text">
      <style:text-properties fo:font-weight="bold" style:font-weight-asian="bold" style:font-weight-complex="bold"/>
    </style:style>
    <style:style style:name="T35" style:family="text">
      <style:text-properties fo:font-weight="bold" officeooo:rsid="0041db8f" style:font-weight-asian="bold" style:font-weight-complex="bold"/>
    </style:style>
    <style:style style:name="T36" style:family="text">
      <style:text-properties fo:font-weight="bold" officeooo:rsid="00515d9f" style:font-weight-asian="bold" style:font-weight-complex="bold"/>
    </style:style>
    <style:style style:name="T37" style:family="text">
      <style:text-properties officeooo:rsid="0047c623"/>
    </style:style>
    <style:style style:name="T38" style:family="text">
      <style:text-properties officeooo:rsid="00489998"/>
    </style:style>
    <style:style style:name="T39" style:family="text">
      <style:text-properties officeooo:rsid="004a538a"/>
    </style:style>
    <style:style style:name="T40" style:family="text">
      <style:text-properties officeooo:rsid="004bbbdc"/>
    </style:style>
    <style:style style:name="T41" style:family="text">
      <style:text-properties officeooo:rsid="004c9b08"/>
    </style:style>
    <style:style style:name="T42" style:family="text">
      <style:text-properties officeooo:rsid="004e6e1b"/>
    </style:style>
    <style:style style:name="T43" style:family="text">
      <style:text-properties fo:font-weight="normal" style:font-weight-asian="normal" style:font-weight-complex="normal"/>
    </style:style>
    <style:style style:name="T44" style:family="text">
      <style:text-properties officeooo:rsid="004f6666"/>
    </style:style>
    <style:style style:name="T45" style:family="text">
      <style:text-properties officeooo:rsid="00515d9f"/>
    </style:style>
    <style:style style:name="T46" style:family="text">
      <style:text-properties style:font-name="Noto Sans CJK SC Regular" officeooo:rsid="0054fd06"/>
    </style:style>
    <style:style style:name="T47" style:family="text">
      <style:text-properties style:font-name="Noto Sans CJK SC Regular" officeooo:rsid="0055b51d"/>
    </style:style>
    <style:style style:name="T48" style:family="text">
      <style:text-properties style:font-name="Noto Sans CJK SC Regular" officeooo:rsid="0057831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销售一定要懂的心理学</text:p>
      <text:p text:style-name="P1"/>
      <text:p text:style-name="P1">金牌销售必知的100个心理营销策略</text:p>
      <text:p text:style-name="P1"/>
      <text:p text:style-name="P2">销售过程就是让你的客户从拒绝到接受、从排斥到认同的过程。</text:p>
      <text:p text:style-name="P1"/>
      <text:p text:style-name="P1">销售员的聪明、运气并不是决定销售成败的最重要因素。只有充分了解客户、读懂客户的心理，掌握与客户相处的艺术才能在销售中立于不败之地。</text:p>
      <text:p text:style-name="P1"/>
      <text:p text:style-name="P1">客户的心理还是有一定的规律可循的，客户对推销员会有抵触心理，在成交时有难免犹豫，同时，客户都希望得到销售员的重视与尊重，都希望自己能收到最好的服务等等。</text:p>
      <text:p text:style-name="P1"/>
      <text:p text:style-name="P1">销售的过程就是让客户对我们的产品、我们的公司及销售员本人产生一个从拒绝到接受、从排斥到认同的心理变化的过程。要想让客户发生这个心理变化，就需要销售员在和客户进行心理博弈的过程中，猜透客户的心思、赢得客户的信任、抓住客户的软肋、引导客户跟着自己的思路走，总之就是要在这场心理暗战中占上风，用心来取得订单。</text:p>
      <text:p text:style-name="P1"/>
      <text:p text:style-name="P4">100个心理营销策略。</text:p>
      <text:p text:style-name="P4"/>
      <text:p text:style-name="P4">了解客户的心理需求、抓住客户的心理弱点、突破客户的心理防线、解除客户的心理包袱、赢得客户的心理认同，进入一个“知己知彼，百战百胜”的销售境界。最终改善你的人际关系，使你的销售业绩提高十倍、百倍，让你在不经意间升级为销售高手。</text:p>
      <text:p text:style-name="P4"/>
      <text:h text:style-name="Heading_20_1" text:outline-level="1">第一章 “上帝”的心思你要猜</text:h>
      <text:p text:style-name="P4"/>
      <text:p text:style-name="P4">对于销售员来说，客户就是上帝，然而老谋深算的上帝怎么会轻易接受我们的推销呢？</text:p>
      <text:p text:style-name="P4"/>
      <text:p text:style-name="P4">孙子兵法中说：攻城为下，攻心为上。</text:p>
      <text:p text:style-name="P4">所以销售员要认清这场较量的实质是心理暗战，要时刻从客户的立场出发考虑问题，猜透上帝的心思，从而在销售这场心理暗战中取得非凡的战果。</text:p>
      <text:p text:style-name="P4"/>
      <text:p text:style-name="P4">鱼只有看到自己想吃的饵料才会上钩，所以钓鱼时应该在饵料上多下些工夫。</text:p>
      <text:p text:style-name="P4">销售跟钓鱼一样，客户永远是为了满足自己的需要才去购买，而不是因为你在推销才去购买，说一要想把产品销售出去，关键是弄清楚客户的需要是什么。</text:p>
      <text:p text:style-name="P4"/>
      <text:p text:style-name="P4">每个人都有这样的心理感受：当别人帮我们解决了问题，满足了我们的需求时，我们会心存感激，反过来愿意成全对方；但是如果我们心里觉得人家在强迫我们的时候，我们肯定不愿意接受对方的任何东西。</text:p>
      <text:p text:style-name="P4">对客户也是一样的，销售员要想成交客户，必须要像客户那样思考，弄清他们真正需要什么，这样在推销产品时才能有的放矢。</text:p>
      <text:p text:style-name="P4"/>
      <text:p text:style-name="P4">老太太买苹果的例子：</text:p>
      <text:p text:style-name="P4">第一个商贩没有探询老太太的需求，便试图向老太太推销自己的甜苹果，结果失败了。</text:p>
      <text:p text:style-name="P4">第二个商贩虽然注意到要探询客户的需求，并卖出了一斤酸苹果，并没有卖出其他水果。原因在于他虽然探询到了老太太想买酸苹果的需求，并没有挖掘到为什么要买酸苹果的更深层次的需求。</text:p>
      <text:p text:style-name="P4"><text:soft-page-break/>第三个商贩充分挖掘了老太太的需求，了解到老太太买酸苹果的原因是想给怀孕的儿媳妇补充营养。据此，商贩站在老太太的角度考虑问题，向她讲述来自己这里买水果的两家都生了儿子，并且考虑到孕妇最需要营养，所以应该给孕妇挑选维生素量高的水果，</text:p>
      <text:p text:style-name="P4">因此他又向老太太推荐的富含维生素的橘子。又趁机告诉老太太自己每天都在这里卖水果，并且水果很新鲜，这样就为下一步的销售做了准备。</text:p>
      <text:p text:style-name="P4"/>
      <text:p text:style-name="P3">金牌销售的第一个心理营销策略：时刻以客户为中心，把握客户最迫切、最深层次的需求。让客户感觉到我们是在帮组他们解决问题，而不仅仅是在推销自己的产品。</text:p>
      <text:p text:style-name="P3"/>
      <text:p text:style-name="P4">记住：钓鱼时用的鱼饵，不是你所喜欢吃的东西，而是鱼最喜欢吃的东西。</text:p>
      <text:p text:style-name="P4"/>
      <text:h text:style-name="P41" text:outline-level="2">客户也认为自己是上帝</text:h>
      <text:p text:style-name="P4"/>
      <text:p text:style-name="P4">心理学家马斯洛认为：人有收到他人尊重的需要。</text:p>
      <text:p text:style-name="P4">人人都希望自己能够得到他人的认可和尊重，客户也不例外。</text:p>
      <text:p text:style-name="P4">销售员常说，客户是我们的上帝。事实上，客户也认为自己是上帝。尤其是现在处于买方市场，客户有权利去挑选那些产品和服务都是一流的地方去消费，所以客户有权利去挑选那些产品和服务都是一流的地方去消费，所以客户尤为看重销售员对自己是否足够地重视和尊重。</text:p>
      <text:p text:style-name="P4"/>
      <text:p text:style-name="P4">我们的客户也是有血有肉的人，也是一样有感情的，他也有受到尊重的需要。因此，你如果一心只想着增加销售额，赚取销售利润，冷淡地对待你的客户，那么很抱歉，成交免谈了。</text:p>
      <text:p text:style-name="P5">--乔<text:span text:style-name="T2">·</text:span><text:span text:style-name="T32">吉拉德(最伟大的汽车推销员)</text:span></text:p>
      <text:p text:style-name="P6">尊重—仔细聆听客户说的话。</text:p>
      <text:p text:style-name="P6">重视—关心客户。</text:p>
      <text:p text:style-name="P6"/>
      <text:p text:style-name="P6">任何一位客户都讨厌收到冷遇，如果销售员把客户晾在一边，那么客户当然不会给你生意。</text:p>
      <text:p text:style-name="P6">所以，在销售中，我们一定要像尊敬上帝一样去尊重客户，让客户感受到前所未有的重视，满足客户的自尊感，这样才能赢得客户。</text:p>
      <text:p text:style-name="P6"/>
      <text:h text:style-name="P41" text:outline-level="2">要想从客户口袋里掏钱，先给客户掏心</text:h>
      <text:p text:style-name="P6">坦白说，销售人员最直接的目的的确是从客户的口袋里掏钱。</text:p>
      <text:p text:style-name="P7">但是，如果没有一定的真功夫，只凭死缠烂打，销售的成功率是很低的。</text:p>
      <text:p text:style-name="P7"/>
      <text:p text:style-name="P7">心理学认为，人的本能就是保护自己免受外界的伤害，避免遭受痛苦。而花钱在大部分情况下是一种痛苦，销售员到客户那里想让客户掏钱购买自己的产品，就是在给客户制造压力和痛苦，所以大多数人都会本能地拒斥这种痛苦，尽量避免花钱。</text:p>
      <text:p text:style-name="P7"/>
      <text:p text:style-name="P7">体会客户的心理，站在客户的角度想问题。客户愿不愿意买这东西，质量怎么样，价格是否公道，能够给自己带来什么好处。如果自己能够信服自己的产品，那就证明产品是有吸引力的，是对得起客户的。</text:p>
      <text:p text:style-name="P7">只有保证这一点，我们向客户推销时才能有底气。</text:p>
      <text:p text:style-name="P7">在与客户交谈时，一定要跟客户站在同一条战线上，讲清楚花钱买了这个产品之后能给客户带来怎样的好处和快乐。同时，与花钱相比，人们更愿意省钱，所以销售员还要着重强调与其他产品或未购买的产品相比，能够帮客户节省多少钱。这样，客户感觉我们时刻在为他考虑，而不是一心想着掏钱，掏完钱就走，那么客户自然不会等我们开口就主动掏钱了。</text:p>
      <text:p text:style-name="P7"><text:soft-page-break/></text:p>
      <text:p text:style-name="P7">小张卖保险的例子：</text:p>
      <text:p text:style-name="P7">小张并没有强迫客户买保险，而是真正站在小王的立场上，思考如何为小王存钱、省钱。这样，小王不但没有反感，反倒连连赞同，最后决定在小张那里投保。</text:p>
      <text:p text:style-name="P7"/>
      <text:p text:style-name="P7">事实上，客户与销售员之间的冲突是必然存在的。因为，从销售员的角度出发，目的无非是从客户腰包里掏钱。从客户的角度来看，他们要尽可能地避免钱包里的钱溜走。</text:p>
      <text:p text:style-name="P7">要想将两者从对立的位置转到同一立场，销售员千万不要把自己接近客户的意图仅仅定位在挣他们的钱上面，那样客户一定会对我们敬而远之。</text:p>
      <text:p text:style-name="P7">处处为客户着想，把客户的钱当作自己的钱来考虑，给客户提供能为他们增加价值和省钱的建议，让他们觉得我们是在真心地为其提供服务和解决问题，没有人比我们更能帮他做出正确的决定。这样，客户才能充分信任我们，解除对我们的心理防备，并在潜意识中接受我们。</text:p>
      <text:p text:style-name="P7"/>
      <text:h text:style-name="P41" text:outline-level="2">不要在客户面前喋喋不休</text:h>
      <text:p text:style-name="P7">我们在总公司的会议上对推销员为什么会失去推销机会进行投票表决，结果<text:span text:style-name="T33">75%的人认为最主要的原因是</text:span>推销员说得太多。</text:p>
      <text:p text:style-name="P8">--哈尔哈德<text:span text:style-name="T3">·纽曼(通用电气副总裁)</text:span></text:p>
      <text:p text:style-name="P7"><text:span text:style-name="T3">我们知道，</text:span><text:span text:style-name="T5">一个人想要以自己的观点说服对方必须凭借有效的交流和沟通，而沟通效果的好坏并不取决于谈话的长度，而是在于所说的内容是不是能够让对方感到清晰明了、有理有据，足够引起对方的兴趣。</text:span></text:p>
      <text:p text:style-name="P12"/>
      <text:p text:style-name="P12">每个人都有表现欲，如果销售员夺去了客户说话和表现的能力，客户自然会不高兴，这样客户对你的印象值也就下降了。</text:p>
      <text:p text:style-name="P12"/>
      <text:p text:style-name="P7"><text:span text:style-name="T3">喋喋不休的推销员小李的例子</text:span><text:span text:style-name="T14">：</text:span></text:p>
      <text:p text:style-name="P13">尽量少自夸</text:p>
      <text:p text:style-name="P13">语言简洁易懂</text:p>
      <text:p text:style-name="P12"/>
      <text:p text:style-name="P7"><text:span text:style-name="T3">用棍子弯曲比喻人的视力的PC保护屏推销员小王的例子</text:span><text:span text:style-name="T15">：</text:span></text:p>
      <text:p text:style-name="P14">销售员一定要牢记长话短说，说话时应察言观色，如果对方没有让我们继续说下去的意思，应提早住口，有时沉默是金。</text:p>
      <text:p text:style-name="P14"/>
      <text:h text:style-name="P41" text:outline-level="2"><text:span text:style-name="T15">谦虚一点</text:span><text:span text:style-name="T16">，把表现的机会留给客户</text:span></text:h>
      <text:p text:style-name="P15">在人际交往中，很多人想靠努力表现自己的聪明才智来赢得交往的主动，其实这是再拙劣不过的交际方法。每个人在他人面前都想满足自己的表现欲，人人都有表现欲，我们的客户也不例外。</text:p>
      <text:p text:style-name="P7"><text:span text:style-name="T6">客户的这种表现欲一般表现为想当然</text:span><text:span text:style-name="T7">，根据自己的心理与行为表现来揣测别人的心理与行为；或者自以为是、好为人师</text:span><text:span text:style-name="T17">。</text:span></text:p>
      <text:p text:style-name="P7"><text:span text:style-name="T16">一旦我们给客户施展自己才能的机会</text:span><text:span text:style-name="T17">，满足了他的表现欲，他会不自觉地对我们产生好感；但是当我们超越他们之上时，他们内心便会感到不舒服，有时甚至会产生嫉妒心理。</text:span></text:p>
      <text:p text:style-name="P7"><text:span text:style-name="T17">销售员尤金</text:span><text:span text:style-name="T18">·威尔森的例子：</text:span></text:p>
      <text:p text:style-name="P16">威尔森之所以花三年时间都没有在服装设计师那里推销成功，就在于他以前总是告诉客户草图的设计如何如何新颖，如何如何适合他，不断催促对方来买他的产品，却从来不管对方的想法。</text:p>
      <text:p text:style-name="P16"><text:soft-page-break/>而服装设计师是一个很自负的人，他对别人设计的草图自然会百般挑剔，无法满意。威尔森改变了销售策略，虚心向客户请教意见，按客户的意思去改进产品，这样使客户觉得自己有了优越感，内心的表现欲得到了满足，他就再也无法拒绝有他参与设计的产品了。这样，威尔森的销售工作就变得容易多了。</text:p>
      <text:p text:style-name="P16"/>
      <text:p text:style-name="P7"><text:span text:style-name="T18">所以</text:span><text:span text:style-name="T19">，</text:span><text:span text:style-name="T8">销售员在销售过程中一定要谦虚，尽量把表现的机会留给客户，让客户给我们多提一些宝贵建议，变“我要卖”为“他要买”，这样才能更有利于我们的销售</text:span><text:span text:style-name="T19">。</text:span></text:p>
      <text:p text:style-name="P17"/>
      <text:h text:style-name="P41" text:outline-level="2">向客户证明价格是合理的或利润是可观的</text:h>
      <text:p text:style-name="P7"><text:span text:style-name="T19">既物美又价廉的产品自然好销售</text:span><text:span text:style-name="T20">，但大多数时候都不能两全其美，这就要求销售员发挥作用，将品质好的产品卖上个好价钱。</text:span></text:p>
      <text:p text:style-name="P18"/>
      <text:p text:style-name="P7"><text:span text:style-name="T20">销售员在推销时还必须将</text:span><text:span text:style-name="T9">购买产品后的利益具体化、现实化，使其能够令客户信服</text:span><text:span text:style-name="T20">。</text:span></text:p>
      <text:p text:style-name="P17"/>
      <text:p text:style-name="P11"><text:span text:style-name="T19">从销售员推销椅子等案例中</text:span><text:span text:style-name="T1">，我们可以得出这样一个心理营销策略，即</text:span><text:span text:style-name="T4">销售员要学会向客户证明产品的价格是合理的</text:span><text:span text:style-name="T1">，如果客户不舍得花钱购买我们的产品，觉得价格高，难以接受，而想选择一些相对便宜的产品，销售员可以将两者进行</text:span><text:span text:style-name="T4">对比、示范</text:span><text:span text:style-name="T1">，向客户强调所销售产品的独特优点，</text:span><text:span text:style-name="T4">说明自己推荐的产品能给他带来实实在在的利益</text:span><text:span text:style-name="T1">，激起他的购买欲望，这样客户才能心甘情愿地购买。</text:span></text:p>
      <text:p text:style-name="P17"/>
      <text:h text:style-name="P41" text:outline-level="2"><text:span text:style-name="T19">强化情绪体验</text:span><text:span text:style-name="T21">，让客户花钱花得开心</text:span></text:h>
      <text:p text:style-name="P9"><text:span text:style-name="T21">相信没有那个人愿意花钱买不愉快</text:span><text:span text:style-name="T22">，每一位客户都希望碰到善解人意、服务贴心的销售员，使自己不仅购买到了一种商品，而且也在消费的过程中获得的好心情。</text:span></text:p>
      <text:p text:style-name="P9"><text:span text:style-name="T21">销售人员一定要关注客户在购买过程中的情绪体验</text:span><text:span text:style-name="T22">，要让他们得到足够的愉悦感</text:span><text:span text:style-name="T23">，甚至可以称得上是幸福的感受。</text:span></text:p>
      <text:p text:style-name="P17"/>
      <text:p text:style-name="P7"><text:span text:style-name="T19">那么</text:span><text:span text:style-name="T24">怎么才能让客户花钱花得开心呢？</text:span><text:span text:style-name="T10">事实上，这很大程度上取决于销售员是否能够有效地与客户沟通。沟通不是简简单单地对话，而是要学会换位思考，体会顾客的喜怒哀乐，让顾客享受到购物的乐趣，而不是花钱的痛苦</text:span><text:span text:style-name="T24">。如果客户在购买产品的过程中感受到快乐，那么签单自然不成问题。</text:span></text:p>
      <text:p text:style-name="P15"/>
      <text:p text:style-name="P7"><text:span text:style-name="T16">宝马销售员小陈的例子</text:span><text:span text:style-name="T24">：</text:span></text:p>
      <text:p text:style-name="P19">调动客户的愉悦感，正是这种臆想中的愉悦感能捕捉客户的心。而客户的心则是通往客户的钱袋最快的途径。</text:p>
      <text:p text:style-name="P19"/>
      <text:p text:style-name="P7"><text:span text:style-name="T24">所以</text:span><text:span text:style-name="T25">，销售员在为客户理性地分析产品之后，不妨抓住客户的心理，运用情感销售的策略，帮客户制造一系列拥有产品后的美梦，让客户花钱花得开心，使他觉得在你这里购买产品是一种享受。这样，你的推销就成功了。</text:span></text:p>
      <text:p text:style-name="P20"/>
      <text:h text:style-name="P41" text:outline-level="2">老谋深算的客户如何欺骗你</text:h>
      <text:p text:style-name="P7"><text:span text:style-name="T16">销售员都知道</text:span><text:span text:style-name="T26">，客户提出的问题越多，就表明他的购买需求就越大，购买意向就越强烈。这要有一个前提</text:span><text:span text:style-name="T27">，那就是客户提出的问题都是真问题。这是因为，有时候，老谋深算的客户并不想购买产品，于是有意提出一些假问题，来刁难或者敷衍你。</text:span></text:p>
      <text:p text:style-name="P21"><text:soft-page-break/></text:p>
      <text:p text:style-name="P7"><text:span text:style-name="T27">销售员要学会分析客户心里的虚实</text:span><text:span text:style-name="T28">。如果客户提出的是真实问题，我们就要为他耐心解答，否则就要学会巧妙地避开这个问题。</text:span></text:p>
      <text:p text:style-name="P22"/>
      <text:p text:style-name="P7"><text:span text:style-name="T28">那么</text:span><text:span text:style-name="T29">，销售员该如何揭开客户心理的面纱，判断问题的真假呢？以下几个方法可供参考：</text:span></text:p>
      <text:p text:style-name="P10"><text:span text:style-name="T13">1. </text:span><text:span text:style-name="T11">假设法</text:span><text:span text:style-name="T29">：</text:span><text:span text:style-name="T30">就是假设这个问题已经解决了，客户会不会购买？</text:span></text:p>
      <text:p text:style-name="P29">比如，客户说：“你们的产品没有很好的售后服务。”销售员可以说：“如果我们的售后服务让你满意的话，您 是不是就决定购买了呢？”如果客户的回答是肯定的，那么这个问题就是真实问题。</text:p>
      <text:p text:style-name="P7"><text:span text:style-name="T13">2. </text:span><text:span text:style-name="T12">反问法</text:span><text:span text:style-name="T30">：就是销售员来反问客户，让客户自己去解决自己提出的问题。</text:span></text:p>
      <text:p text:style-name="P30">比如，客户说：“你们的产品没有很好的售后服务。”销售员可以说：“那您觉得什么样的售后服务您能满意呢？”如果客户提出了具体的要求，那么这个问题就是真实问题。</text:p>
      <text:p text:style-name="P23"><text:span text:style-name="T35">3. </text:span><text:span text:style-name="T34">转化法</text:span>：就是把客户提出的问题转化成我们的售后服务。</text:p>
      <text:p text:style-name="P31">比如，客户说：“你们的产品没有很好的售后服务。”销售员可以说：“您的担心是应该的，我们现在的售后服务确实不是很完善。但您要知道我们的客户投诉量是最少的，这就说明我们的质量是最有保证的。质量和售后服务您会选择哪一个？”</text:p>
      <text:p text:style-name="P23"/>
      <text:p text:style-name="P23">在销售过程中，<text:span text:style-name="T34">客户有异议或者拒绝销售员，这都是很常见的。然而，关键的是销售员在识别了客户的心理，认清了问题的真假后，要能充分发挥自己的个人能力，引导客户跟着自己的思路走，把问题和异议处理好，变拒绝为接受</text:span>。</text:p>
      <text:p text:style-name="P23">以下五种方法可供参考：</text:p>
      <text:p text:style-name="P27">1. 提前进行巧妙的暗示</text:p>
      <text:p text:style-name="P24">销售员在开始同客户会面时，就应留意向客户做出对商品的肯定暗示，从而使对方说不出拒绝的理由。</text:p>
      <text:p text:style-name="P24">做出诸如此类的暗示后，要给客户一些时间，以便这些暗示逐渐渗透到客户的潜意识里。</text:p>
      <text:p text:style-name="P24">只要我们在推销一开始，就利用这个方法给客户一些积极的心理暗示，客户的态度就会随之变得积极起来。当我们稍后再试探客户的购买意愿时，他可能会再度想起那个暗示，并且会忘记这个暗示是来自于他人，甚至还会认为这就是自己思考得来的。因此，这些积极的心理暗示可以帮助销售员避免客户那些节外生枝的拒绝和异议的提出，直到与我们成交。</text:p>
      <text:p text:style-name="P27">2. 引导客户的真心话</text:p>
      <text:p text:style-name="P24">客户在敷衍销售员时，销售员要试着引出客户的真心话，比如可以直接询问客户：“您提出异议是不是因为贵公司最近资金比较紧张，对于购买这些设备存在一定的压力呢?”若能让客户说出真心话，了解其中的原因，就有希望进一步去促成。</text:p>
      <text:p text:style-name="P27">3. 笑而不答法</text:p>
      <text:p text:style-name="P24">有些客户的异议没有明显的动机，也许只是习惯或者是发泄，这时，我们只要面带笑容点头同意或装傻就好了。特别是一些大型销售中，客户内部关系错综复杂，销售员说话要格外小心。</text:p>
      <text:p text:style-name="P28">4. 借力法</text:p>
      <text:p text:style-name="P25">以其人之道还治其人之身，将客户的异议转变为说服客户购买的理由，迅速地陈述带给客户的利益，以引起客户的注意。“这正是我认为您要购买的理由。”</text:p>
      <text:p text:style-name="P26"><text:span text:style-name="T34">5.</text:span> <text:span text:style-name="T34">第三方证明法</text:span>，</text:p>
      <text:p text:style-name="P26">国家权威机构的检测报告、已使用本产品的客户名单和联系方式或者邀请客户到工厂实地考察等。</text:p>
      <text:p text:style-name="P26">总之，销售人员要学会随机应变，做好客户心理的侦查员，做到在不同的情境中，灵活运用不同的应对方法来面对不同类型的客户，满足他们的需求。这样可以使我们转败为胜，极大程度上提升我们的成交概率。</text:p>
      <text:p text:style-name="P26"/>
      <text:h text:style-name="P40" text:outline-level="1"><text:soft-page-break/>第二章 做销售，就要懂点心理“显规则”</text:h>
      <text:p text:style-name="P26"/>
      <text:p text:style-name="P32">在做销售时，销售员常常猜不透客户的心思，所以不知道该怎么去回应客户，结果屡战屡败。</text:p>
      <text:p text:style-name="P32">于是，销售员开始害怕客户的拒绝，不敢去拜访客户，没有拜访率，业绩可想而知。这是我们没有掌握做销售的一些心理“显规则”的缘故。</text:p>
      <text:p text:style-name="P32"/>
      <text:h text:style-name="P41" text:outline-level="2">伯内特定律：让产品在客户心中留下深刻的印象</text:h>
      <text:p text:style-name="P32"/>
      <text:p text:style-name="P32">产品要占领市场，先占领客户的头脑。</text:p>
      <text:p text:style-name="P33">--伯内特定律(美国广告专家利奥<text:span text:style-name="T1">·伯利特</text:span>)</text:p>
      <text:p text:style-name="P26"/>
      <text:p text:style-name="P26">在当今的市场竞争中<text:span text:style-name="T37">，这个定律给小说人员带来的启示是：没有创意就没有市场，市场和商机都孕育在创意之中。只有不断地发现客户的需求，并千方百计地用广告的创意和产品的创新来吸引更多的客户，让产品在客户的头脑中占有重要的位置，才能促使客户购买我们的产品，才能在激烈的商品竞争中畅销不衰。</text:span></text:p>
      <text:p text:style-name="P26"/>
      <text:p text:style-name="P26">这是因为客户有一种容易被新奇事物吸引的心理<text:span text:style-name="T38">，所以新颖的广告和特色的产品能够在客户心中留下深刻的印象，激起客户的购买欲望。</text:span></text:p>
      <text:p text:style-name="P26">并且人们都喜欢购买自己熟悉的产品<text:span text:style-name="T38">，通过广告的不断重复，能够让客户对产品有一定的了解。同时，广告在潜移默化中让客户在心理上接受了产品，从而占领的客户的头脑。</text:span></text:p>
      <text:p text:style-name="P26"/>
      <text:p text:style-name="P34">“鹤鸣”鞋店的例子：</text:p>
      <text:p text:style-name="P34">通过一个创意的广告，使顾客对产品产生了好感和好奇心，勾起他们购买产品的欲望和冲动，从而取得销售上的成功的。</text:p>
      <text:p text:style-name="P34"/>
      <text:p text:style-name="P34">豆制品的例子<text:span text:style-name="T39">：(草莓味、香蕉味豆浆；奶油、咖啡、果汁三色豆腐)</text:span></text:p>
      <text:p text:style-name="P34">要想占领消费者的头脑<text:span text:style-name="T39">，不仅要进行广告宣传，更要从产品本身着手，使产品别具特色，创造新的市场和产品需求。只有这样，产品才能占领消费者的心理空间，我们才能赢得销售的契机。</text:span></text:p>
      <text:p text:style-name="P34"/>
      <text:p text:style-name="P34">做销售一定要懂得客户的心理<text:span text:style-name="T39">，除了要让客户购买我们的产品，还要让他们喜爱我们的产品，做到在客户心里，我们的产品是他唯一的选择。所以我们必须具有强烈的塑造形象的意识，像保护眼睛一样维护产品在客户心中的形象。</text:span></text:p>
      <text:p text:style-name="P34"/>
      <text:h text:style-name="P41" text:outline-level="2">二八定律<text:span text:style-name="T39">：维护好大客户的面子</text:span></text:h>
      <text:p text:style-name="P34">社会上的人似乎很自然地分为两大类<text:span text:style-name="T39">：一类被他称之为“举足轻重的少数人”，另外一类则是“无足轻重的多数人”。前者在金钱和地位方面声名显赫，约占总人数的20%；后者生活在底层，约占80%。并且，几乎所有的经济活动都受二八定律的支配。</text:span></text:p>
      <text:p text:style-name="P35">– 维尔弗雷德<text:span text:style-name="T31">·帕累托(意大利著名经济学家)</text:span></text:p>
      <text:p text:style-name="P37"/>
      <text:p text:style-name="P34"><text:soft-page-break/>在销售中<text:span text:style-name="T40">，这一定律体现在20%的客户带来了80%的销售额。这意味着，大客户对销售人员来说至关重要。</text:span></text:p>
      <text:p text:style-name="P34"/>
      <text:p text:style-name="P34">大客户往往给销售员带来大订单<text:span text:style-name="T41">，并且大客户对于本区域的其他客户往往具有极大的广告和示范效应，有利于销售员的进一步推销。</text:span></text:p>
      <text:p text:style-name="P34">但是<text:span text:style-name="T41">，大客户也给销售员带来了前所未有的挑战。这是因为在他们心里，也往往以大客户自居，认为自己对销售员及销售员所在的公司具有非常重要的作用，所以觉得自己应该收到最好的服务，如果销售员稍有不周就会百般刁难，甚至有时对销售员的态度暴躁无礼，还会提出种种不合理的要求，并且认为这是理所当然的。</text:span></text:p>
      <text:p text:style-name="P34">大客户往往是很爱面子的人<text:span text:style-name="T41">，如果销售员这时顶撞的大客户，即使自己是有理的，那么也很有可能把交易搞砸，遭受损失。</text:span></text:p>
      <text:p text:style-name="P34"/>
      <text:p text:style-name="P34">对待大客户<text:span text:style-name="T42">，我们绝不可以掉以轻心。如果销售员碰到了上述这一类大客户，就要注意把握他们的心理，运用一些策略维护好大客户的面子，维持与大客户关系的健康状态。</text:span></text:p>
      <text:p text:style-name="P34"/>
      <text:p text:style-name="P34">在平时与大客户的交谈中<text:span text:style-name="T42">，我们可以灵活运用以下两种方法来化解客户的不良情绪，在不损害客户面子的基础上达到自己的目的，取得更好的销售业绩。</text:span></text:p>
      <text:p text:style-name="P36"><text:span text:style-name="T34">1. 置换法</text:span><text:span text:style-name="T36">，</text:span>服装销售玛丽的例子(客户试穿过的衣服说可能是家里的孩子试穿过)：</text:p>
      <text:p text:style-name="P36">指说话人为避免直接指出对方的缺点或问题时，有意进行置换，<text:span text:style-name="T43">把可能会丢面子的事，转换到其他人身上，这样可以减少与对方的冲突，为对方找到了台阶下。</text:span></text:p>
      <text:p text:style-name="P36"><text:span text:style-name="T34">2. 使用模糊语言</text:span><text:span text:style-name="T36">，</text:span>电脑销售小王的例子(使用模糊词，咱们代替你等)</text:p>
      <text:p text:style-name="P36">当遇到大客户提出无礼的要求或恶劣的态度时，为了避免冲突，也为了给双方留有回旋的余地，不宜用明确的语言，而最好用模糊的语言。在不能满足对方的要求时，不要直接说不，这样可以减轻对方的挫败感，使得对方比较容易接受。</text:p>
      <text:p text:style-name="P36"/>
      <text:p text:style-name="P36">总之，掌握二八定律，认识到大客户对销售工作的重要意义对销售员来说是非常重要的。当销售员遇到难缠的大客户时，应该理解他们的心情，不妨像案例中的玛丽和小王一样，要顾全大局，运用一些巧妙的销售策略来避免和客户发生正面冲突。</text:p>
      <text:p text:style-name="P36"/>
      <text:h text:style-name="P41" text:outline-level="2">奥美定律<text:span text:style-name="T44">：把客户当做上帝一样服务，客户就会关照你的生意</text:span></text:h>
      <text:p text:style-name="P36">客户购买产品时都希望能够接受良好的服务<text:span text:style-name="T44">，如果销售员不仅能为客户提供优质的产品，而且还送去真诚周到的服务，那么客户自然会回报你。反之，如果服务不好，那么即使再好的产品客户都不会考虑了。</text:span></text:p>
      <text:p text:style-name="P36"/>
      <text:p text:style-name="P36">沃尔玛的例子<text:span text:style-name="T45">：</text:span></text:p>
      <text:p text:style-name="P36">坚持最好的服务一天两天容易<text:span text:style-name="T45">，但时间长了就很难尽善尽美了，然而沃尔玛却几十年如一日地对待顾客。面对“天天低价”、“十英尺态度”等如此良好的服务，客户怎能不回报沃尔玛呢？</text:span></text:p>
      <text:p text:style-name="P36"/>
      <text:p text:style-name="P36">海尔的例子<text:span text:style-name="T45">：</text:span></text:p>
      <text:p text:style-name="P36">服务态度的真诚也很重要<text:span text:style-name="T45">，海尔有一句响亮的口号：真诚到永远！</text:span></text:p>
      <text:p text:style-name="P36"/>
      <text:p text:style-name="P36">销售员要想获得成功并不需要什么特别的法宝<text:span text:style-name="T45">，我们只要遵循奥美定律，把客户当做上帝一样，真诚周到地为它们服务，那么客户自然会被感动，我们也就不愁不能赢得客户的心了。</text:span></text:p>
      <text:p text:style-name="P36"/>
      <text:h text:style-name="P41" text:outline-level="2"><text:soft-page-break/>布利斯定律：设立销售目标和计划</text:h>
      <text:p text:style-name="P38"/>
      <text:p text:style-name="P38"><text:span text:style-name="T34">在做一项工作之前，如果给自己设定目标，花时间做工作计划，那么完成这项工作所需的总时间就会减少</text:span>，这项发现后来被称为布利斯定律。</text:p>
      <text:p text:style-name="P38"/>
      <text:p text:style-name="P38">面对工作，人人都有懈怠心理，而销售这项工作是需要付出努力才有回报的，容不得半点偷懒的心理。指定目标可以对销售员起到一个激励的作用，让他们时刻处于备战状态，为了目标而不断奋斗。</text:p>
      <text:p text:style-name="P38">同时制定工作计划也可以让销售员对所要做的工作做到心中有数，遇到事情时不会乱了手脚，这样可以使他们面对客户时更加自信，从而取得成功。</text:p>
      <text:p text:style-name="P38"/>
      <text:p text:style-name="P38">作为一名业务员，你必须为自己建立能够达到的实际目标。当你达到了这些目标，就能把目标再提升一点，并再努力达到。如果你仅仅建立长期目标，而没有建立相应的中短期目标，则长期目标就会变得遥遥无期，甚至难以达到，从而使你泄气，只能撒手作罢。比之于为某些重要的但长远的目标进行艰苦卓绝的苦斗，我认为，一系列小小的胜利也极富有现实意义—运用这种方法，你就能达到长期目标。</text:p>
      <text:p text:style-name="P39">--乔<text:span text:style-name="T46">·坎多尔弗(著名业务员)</text:span></text:p>
      <text:p text:style-name="P38"><text:span text:style-name="T46"/></text:p>
      <text:p text:style-name="P38"><text:span text:style-name="T46">销售员小张的例子</text:span><text:span text:style-name="T47">：</text:span></text:p>
      <text:p text:style-name="P38"><text:span text:style-name="T47">不断为自己设定目标，并向着目标的方向不断努力来完成销售任务，取得丰厚的回报。</text:span></text:p>
      <text:p text:style-name="P38"><text:span text:style-name="T46"/></text:p>
      <text:p text:style-name="P38"><text:span text:style-name="T46">作为销售员</text:span><text:span text:style-name="T47">，在你做销售之前，需要制定一个具体的销售目标，大至好几年的销售额，再到具体的月销售目标。向着目标去努力，不断打破自己的销售记录。</text:span></text:p>
      <text:p text:style-name="P38"><text:span text:style-name="T47"/></text:p>
      <text:p text:style-name="P38"><text:span text:style-name="T47">要实现自己的目标</text:span><text:span text:style-name="T48">，还需要制定一份合理的计划来支撑它。</text:span></text:p>
      <text:p text:style-name="P38"><text:span text:style-name="T48"/></text:p>
      <text:p text:style-name="P38"><text:span text:style-name="T48">销售员小赵的例子：</text:span></text:p>
      <text:p text:style-name="P38"><text:span text:style-name="T48">销售运用好布利斯定律，会对一个人的心理产生魔力，指定好的目标和计划，让它们时刻鼓舞着自己，调动起自己内心的热情，从而不断取得良好的业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CJK SC Regular" svg:font-family="'Noto Sans CJK S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1"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family-generic-asian="system" style:font-pitch-asian="variable" style:font-size-asian="14pt" style:font-name-complex="Noto Sans CJK SC Regular1"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20:34:21.704681446</meta:creation-date>
    <dc:date>2018-03-20T22:21:33.147719949</dc:date>
    <meta:editing-duration>PT8H11M1S</meta:editing-duration>
    <meta:editing-cycles>50</meta:editing-cycles>
    <meta:generator>LibreOffice/5.1.6.2$Linux_x86 LibreOffice_project/10m0$Build-2</meta:generator>
    <meta:document-statistic meta:table-count="0" meta:image-count="0" meta:object-count="0" meta:page-count="8" meta:paragraph-count="146" meta:word-count="7998" meta:character-count="8046" meta:non-whitespace-character-count="8032"/>
  </office:meta>
</office:document-meta>
</file>